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20000013621F207A2.png"/>
  <manifest:file-entry manifest:media-type="image/png" manifest:full-path="Pictures/100000000000028F000001DCAF04F6C5.png"/>
  <manifest:file-entry manifest:media-type="image/png" manifest:full-path="Pictures/100000000000025A000001DDC0BD2556.png"/>
  <manifest:file-entry manifest:media-type="image/png" manifest:full-path="Pictures/100000000000007100000040D1B21ACE.png"/>
  <manifest:file-entry manifest:media-type="image/png" manifest:full-path="Pictures/100000000000019E000001DFE334FC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852cm" svg:y="1.667cm" svg:width="14.446cm" svg:height="8.202cm" draw:z-index="0"><draw:image xlink:href="Pictures/10000000000002220000013621F207A2.png" xlink:type="simple" xlink:show="embed" xlink:actuate="onLoad"/></draw:frame></text:p>
      <text:p text:style-name="P1">Jagdflugzeug X37 10.000$</text:p>
      <text:p text:style-name="Standard"/>
      <text:p text:style-name="Standard"/>
      <text:p text:style-name="Standard"/>
      <text:p text:style-name="Standard"/>
      <text:p text:style-name="P1">Mischjäger 151 <text:s/>6000$</text:p>
      <text:p text:style-name="Standard"/>
      <text:p text:style-name="Standard"><draw:frame draw:style-name="fr1" draw:name="Grafik2" text:anchor-type="paragraph" svg:x="0.376cm" svg:y="0.355cm" svg:width="15.928cm" svg:height="12.621cm" draw:z-index="1"><draw:image xlink:href="Pictures/100000000000025A000001DDC0BD2556.png" xlink:type="simple" xlink:show="embed" xlink:actuate="onLoad"/></draw:frame></text:p>
      <text:p text:style-name="Standard"><draw:frame draw:style-name="fr1" draw:name="Grafik3" text:anchor-type="paragraph" svg:x="-0.106cm" svg:y="1.222cm" svg:width="16.999cm" svg:height="12.353cm" draw:z-index="2"><draw:image xlink:href="Pictures/100000000000028F000001DCAF04F6C5.png" xlink:type="simple" xlink:show="embed" xlink:actuate="onLoad"/></draw:frame><text:soft-page-break/></text:p>
      <text:p text:style-name="P1">Raketenjäger 4XV <text:s text:c="2"/>20.000$</text:p>
      <text:p text:style-name="Standard"/>
      <text:p text:style-name="Standard"><draw:frame draw:style-name="fr1" draw:name="Grafik4" text:anchor-type="paragraph" svg:x="-0.286cm" svg:y="0.21cm" svg:width="10.691cm" svg:height="11.679cm" draw:z-index="3"><draw:image xlink:href="Pictures/100000000000019E000001DFE334FCDA.png" xlink:type="simple" xlink:show="embed" xlink:actuate="onLoad"/></draw:frame><draw:frame draw:style-name="fr1" draw:name="Grafik5" text:anchor-type="paragraph" svg:x="2.401cm" svg:y="4.196cm" svg:width="4.591cm" svg:height="2.974cm" draw:z-index="4"><draw:image xlink:href="Pictures/100000000000007100000040D1B21ACE.png" xlink:type="simple" xlink:show="embed" xlink:actuate="onLoad"/></draw:frame></text:p>
      <text:p text:style-name="Standard"><text:soft-page-break/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7S</meta:editing-duration>
    <meta:editing-cycles>4</meta:editing-cycles>
    <meta:generator>OpenOffice/4.1.5$Win32 OpenOffice.org_project/415m1$Build-9789</meta:generator>
    <dc:date>2019-09-14T19:02:05.30</dc:date>
    <meta:document-statistic meta:table-count="0" meta:image-count="5" meta:object-count="0" meta:page-count="3" meta:paragraph-count="4" meta:word-count="9" meta:character-count="72"/>
    <meta:user-defined meta:name="Info 1"/>
    <meta:user-defined meta:name="Info 2"/>
    <meta:user-defined meta:name="Info 3"/>
    <meta:user-defined meta:name="Info 4"/>
  </office:meta>
</office:document-meta>
</file>